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paragraph-rsid="0004604c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rsid="0001e579" officeooo:paragraph-rsid="0001e579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font-name="Liberation Serif" fo:font-size="11pt" officeooo:paragraph-rsid="0001e579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.097cm" loext:contextual-spacing="false" fo:line-height="100%" fo:text-align="center" style:justify-single-word="false" fo:text-indent="0cm" style:auto-text-indent="false"/>
      <style:text-properties fo:color="#000000" style:font-name="Liberation Serif" fo:font-size="14pt" fo:font-style="normal" style:text-underline-style="solid" style:text-underline-width="auto" style:text-underline-color="font-color" fo:font-weight="normal" officeooo:rsid="0001e579" officeooo:paragraph-rsid="0001e579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text-position="0% 100%" style:font-name="Liberation Serif" fo:font-size="11pt" fo:font-style="normal" style:text-underline-style="none" fo:font-weight="normal" officeooo:rsid="0001e579" officeooo:paragraph-rsid="0001e579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paragraph-rsid="0004604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1e579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text-underline-style="none" fo:font-weight="normal" officeooo:rsid="0001e579" style:font-style-asian="normal" style:font-weight-asian="normal" style:font-style-complex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4604c" fo:background-color="transparent" loext:char-shading-value="0"/>
    </style:style>
    <style:style style:name="T7" style:family="text">
      <style:text-properties officeooo:rsid="0006f809" fo:background-color="transparent" loext:char-shading-value="0"/>
    </style:style>
    <style:style style:name="T8" style:family="text">
      <style:text-properties officeooo:rsid="00051eab" fo:background-color="transparent" loext:char-shading-value="0"/>
    </style:style>
    <style:style style:name="T9" style:family="text">
      <style:text-properties officeooo:rsid="0008bb8e" fo:background-color="transparent" loext:char-shading-value="0"/>
    </style:style>
    <style:style style:name="T10" style:family="text">
      <style:text-properties officeooo:rsid="00094b67" fo:background-color="transparent" loext:char-shading-value="0"/>
    </style:style>
    <style:style style:name="T11" style:family="text">
      <style:text-properties fo:font-style="italic" officeooo:rsid="0004604c" fo:background-color="transparent" loext:char-shading-value="0" style:font-style-asian="italic" style:font-style-complex="italic"/>
    </style:style>
    <style:style style:name="T12" style:family="text">
      <style:text-properties fo:font-style="italic" officeooo:rsid="0006f809" fo:background-color="transparent" loext:char-shading-value="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2"/>
      <text:p text:style-name="P2">Rebecca Miko<text:span text:style-name="T2">1</text:span><text:span text:style-name="T4">,</text:span><text:span text:style-name="T2"> </text:span><text:span text:style-name="T4">Christoph Metzner</text:span><text:span text:style-name="T2">1</text:span><text:span text:style-name="T4"> and Volker Steuber</text:span><text:span text:style-name="T2">1</text:span></text:p>
      <text:p text:style-name="P3"><text:span text:style-name="T3">1 </text:span><text:span text:style-name="T4">Centre for Computer Science and Informatics Research, University of Hertfordshire, Hatfield, United Kingdom</text:span></text:p>
      <text:p text:style-name="P5">E-mail: rebeccamiko@herts.ac.uk</text:p>
      <text:p text:style-name="P5"/>
      <text:p text:style-name="P1"><text:span text:style-name="T1">We </text:span>tuned the parameters of the mitral cells by running the OB<text:span text:style-name="T5"> model as a function. </text:span><text:span text:style-name="T8">The model represents the OB </text:span><text:span text:style-name="T10">(Olfactory Bulb) </text:span><text:span text:style-name="T8">circuitory for the PG cells and Mitral cells, </text:span><text:span text:style-name="T7">focusing on the recurrent and feed-forward inhibition. </text:span><text:span text:style-name="T8">Input is injected into both cell types and the outputs from the mitral cells are analysised to find the firing rates. </text:span><text:span text:style-name="T7">The input current parameters were adjusted to tune the model, such as the strength of the input to the PG cells. We looked at </text:span><text:span text:style-name="T6">the peak frequency of the tuning curve and </text:span><text:span text:style-name="T7">how this</text:span><text:span text:style-name="T6"> change</text:span><text:span text:style-name="T7">d</text:span><text:span text:style-name="T6"> for the different parameter combinations. The peak frequency appears to decrease as the </text:span><text:span text:style-name="T11">Excitation Factor</text:span><text:span text:style-name="T6"> increases. Whereas, the </text:span><text:span text:style-name="T11">Inhibition Factor</text:span><text:span text:style-name="T6"> has little to no effect on the results. </text:span><text:span text:style-name="T7">We then considered the strength of tuning, mesasured as </text:span><text:span text:style-name="T12">(max – mean)/ mean</text:span><text:span text:style-name="T7">. The </text:span><text:span text:style-name="T6">results showed that the resonance</text:span><text:span text:style-name="T7"> strength increases when the </text:span><text:span text:style-name="T12">Exitation Factor</text:span><text:span text:style-name="T7"> is high and the </text:span><text:span text:style-name="T12">PGInput &gt; 0.5</text:span><text:span text:style-name="T7">. <text:s text:c="2"/>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15:06.487544572</meta:creation-date>
    <dc:date>2018-01-19T15:47:49.664785044</dc:date>
    <meta:editing-duration>PT41M4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77" meta:character-count="1114" meta:non-whitespace-character-count="938"/>
  </office:meta>
</office:document-meta>
</file>